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.getSelec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setSelectionList( SelectionList selection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setDatatype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fireValueChangedEvent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buildSelectionListFromModel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build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